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Preformatted_20_Text">
      <style:text-properties style:font-name="DejaVu Sans Mono1" fo:font-size="9pt" style:font-size-asian="9pt" style:font-size-complex="9pt"/>
    </style:style>
    <style:style style:name="P7" style:family="paragraph" style:parent-style-name="Preformatted_20_Text">
      <style:paragraph-properties fo:margin-top="0in" fo:margin-bottom="0.1965in"/>
      <style:text-properties style:font-name="DejaVu Sans Mono1" fo:font-size="9pt" style:font-size-asian="9pt" style:font-size-complex="9pt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 style:list-style-name="L2">
      <style:paragraph-properties fo:text-align="justify" style:justify-single-word="fals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/>
    </style:style>
    <style:style style:name="T9" style:family="text">
      <style:text-properties fo:font-size="12pt" fo:font-weight="bold" style:font-weight-asian="bold" style:font-weight-complex="bold"/>
    </style:style>
    <style:style style:name="T10" style:family="text">
      <style:text-properties fo:font-size="12pt" fo:font-weight="normal" style:font-weight-asian="normal" style:font-weight-complex="normal"/>
    </style:style>
    <style:style style:name="T11" style:family="text">
      <style:text-properties fo:font-size="12pt" style:text-underline-style="solid" style:text-underline-width="auto" style:text-underline-color="font-color"/>
    </style:style>
    <style:style style:name="T12" style:family="text">
      <style:text-properties style:font-name="DejaVu Sans Mono1" fo:font-size="9pt" style:font-size-asian="9pt" style:font-size-complex="9pt"/>
    </style:style>
    <style:style style:name="T13" style:family="text">
      <style:text-properties style:font-name="Nimbus Roman No9 L"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 : Writing Scilab function uigetfile</text:h>
      <text:p text:style-name="P2"/>
      <text:p text:style-name="P1"/>
      <text:p text:style-name="P1">Title: Writing Scilab function uigetfile</text:p>
      <text:p text:style-name="P1">Version: 1.2</text:p>
      <text:p text:style-name="P1">Author: Sylvestre Koumar – <text:a xlink:type="simple" xlink:href="mailto:sylvestre.koumar@scilab.org">sylvestre.koumar@scilab.org</text:a> </text:p>
      <text:p text:style-name="P1">State: <text:span text:style-name="T4">Done</text:span></text:p>
      <text:p text:style-name="P1">Scilab-Version: 5.1</text:p>
      <text:p text:style-name="P1">Vote: "No: discussions and suggestions"</text:p>
      <text:p text:style-name="P1">Created: Tuesday, 30<text:span text:style-name="T3">th</text:span> September 2008</text:p>
      <text:p text:style-name="P2"/>
      <text:p text:style-name="P1"/>
      <text:h text:style-name="P11" text:outline-level="3">Abstract</text:h>
      <text:p text:style-name="P1"><text:tab/>This SEP proposes to replace the Scilab function <text:span text:style-name="T4">xgetfile/tk_getfile</text:span><text:span text:style-name="T5"> by </text:span><text:span text:style-name="T4">uigetfile</text:span><text:span text:style-name="T5">.</text:span></text:p>
      <text:p text:style-name="P1"/>
      <text:h text:style-name="P11" text:outline-level="3">Rationale</text:h>
      <text:p text:style-name="P3"><text:tab/><text:span text:style-name="T4">uigetfile</text:span> will enable us to select file(s).</text:p>
      <text:p text:style-name="P3"><text:tab/><text:span text:style-name="T4">uigetfile</text:span> will replace <text:span text:style-name="T4">xgetfile</text:span> and <text:span text:style-name="T4">tk_getfile</text:span>. Like this <text:span text:style-name="T4">uigetfile</text:span><text:span text:style-name="T5"> will be able to get one or more file paths.</text:span></text:p>
      <text:p text:style-name="P4"><text:tab/>uigetfile file chooser dialog will be developed in Java.</text:p>
      <text:p text:style-name="P3"><text:span text:style-name="T8"><text:tab/></text:span><text:span text:style-name="T11">Note</text:span><text:span text:style-name="T8">: </text:span></text:p>
      <text:p text:style-name="P3"><text:span text:style-name="T8"><text:tab/>Later we can contemplate to create </text:span><text:span text:style-name="T9">uiputfile</text:span><text:span text:style-name="T10"> which will do the same thing, but for saving a file. Also </text:span><text:span text:style-name="T9">tk_getdir</text:span><text:span text:style-name="T10"> will become </text:span><text:span text:style-name="T9">uigetdir</text:span><text:span text:style-name="T10"> for loading a directory.</text:span></text:p>
      <text:p text:style-name="P3"><text:tab/></text:p>
      <text:h text:style-name="Heading_20_3" text:outline-level="3"><text:span text:style-name="Teletype"><text:span text:style-name="T2">Usage example</text:span></text:span></text:h>
      <text:p text:style-name="P3"><text:span text:style-name="Teletype"><text:span text:style-name="T7"><text:s/></text:span></text:span></text:p>
      <text:p text:style-name="P3"><text:span text:style-name="Teletype"><text:span text:style-name="T7"><text:tab/>[FileName,PathName,FilterIndex]=uigetfile([file_mask[,dir[,boxTitle[,multiple]]]]) <text:s/></text:span></text:span></text:p>
      <text:p text:style-name="P3"><text:span text:style-name="Teletype"><text:span text:style-name="T7"><text:tab/>[FileName,PathName]=uigetfile([file_mask[,dir[,boxTitle[,multiple]]]]) <text:s/></text:span></text:span></text:p>
      <text:p text:style-name="P3"><text:span text:style-name="Teletype"><text:span text:style-name="T7"><text:tab/>PathFileName=uigetfile([file_mask[,dir[,boxTitle[,multiple]]]]) <text:s/></text:span></text:span></text:p>
      <text:p text:style-name="P3"><text:span text:style-name="Teletype"><text:span text:style-name="T6"/></text:span></text:p>
      <text:p text:style-name="P3"><text:span text:style-name="Teletype"><text:span text:style-name="T6"><text:s/>FileName: is the user selected file name(s) (Ex: ''toto.txt'').</text:span></text:span></text:p>
      <text:p text:style-name="P3"><text:span text:style-name="Teletype"><text:span text:style-name="T6"><text:s/>PathName: is the user selected file path(s) (Ex: ''C:\'').</text:span></text:span></text:p>
      <text:p text:style-name="P3"><text:span text:style-name="Teletype"><text:span text:style-name="T6"><text:s/>FilterIndex: is the index of the filter selected in the dialog box.</text:span></text:span></text:p>
      <text:p text:style-name="P3"><text:span text:style-name="Teletype"><text:span text:style-name="T6"><text:s/>PathFileName: is the user selected file path(s) and name(s) (Ex: ''C:\toto.txt'').</text:span></text:span></text:p>
      <text:p text:style-name="P3"><text:span text:style-name="Teletype"><text:span text:style-name="T6"/></text:span></text:p>
      <text:p text:style-name="P3"><text:span text:style-name="Teletype"><text:span text:style-name="T6"><text:s/>file_mask: a vector of string which gives the file mask to use for file selection (default is "*.*"). <text:s/></text:span></text:span></text:p>
      <text:p text:style-name="P3"><text:span text:style-name="Teletype"><text:span text:style-name="T6"><text:s/>dir: a character string which gives the initial directory used for file search.</text:span></text:span></text:p>
      <text:p text:style-name="P3"><text:span text:style-name="Teletype"><text:span text:style-name="T6"><text:s/>boxTitle: Optional argument which gives the title for the tk_getfile window.</text:span></text:span></text:p>
      <text:p text:style-name="P3"><text:span text:style-name="Teletype"><text:span text:style-name="T6"><text:s/>multiple: Optional argument(boolean) which allows to select more than one file at once like in the tk_getfile window.</text:span></text:span></text:p>
      <text:p text:style-name="P3"><text:soft-page-break/><text:span text:style-name="Teletype"><text:span text:style-name="T12">If multiple is true :</text:span></text:span></text:p>
      <text:p text:style-name="P5"><text:span text:style-name="Teletype"><text:span text:style-name="T12">PathFileName = C:\toto.txt,</text:span></text:span></text:p>
      <text:p text:style-name="P6"><text:s text:c="15"/>C:\titi.txt,</text:p>
      <text:p text:style-name="P7"><text:s text:c="15"/>... <text:s text:c="5"/></text:p>
      <text:p text:style-name="Text_20_body"><text:span text:style-name="Teletype"><text:span text:style-name="T12">FileName = toto.txt,<text:line-break/>           titi.txt,<text:line-break/>           ...</text:span></text:span></text:p>
      <text:p text:style-name="Text_20_body"><text:span text:style-name="Teletype"><text:span text:style-name="T12">PathName = C:\</text:span></text:span></text:p>
      <text:p text:style-name="P3"><text:span text:style-name="Teletype"><text:span text:style-name="T6"/></text:span></text:p>
      <text:h text:style-name="Heading_20_3" text:outline-level="3">« Cancel » case</text:h>
      <text:p text:style-name="P3">When the user cancels selection, these default values are returned:</text:p>
      <text:list xml:id="list5878170467896869534" text:style-name="L1">
        <text:list-item>
          <text:p text:style-name="P8"><text:span text:style-name="Teletype"><text:span text:style-name="T7">PathFileName </text:span></text:span><text:span text:style-name="Teletype"><text:span text:style-name="T13">is an empty character string</text:span></text:span></text:p>
        </text:list-item>
        <text:list-item>
          <text:p text:style-name="P8"><text:span text:style-name="Teletype"><text:span text:style-name="T7">FileName </text:span></text:span><text:span text:style-name="Teletype"><text:span text:style-name="T13">is an empty character string</text:span></text:span></text:p>
        </text:list-item>
        <text:list-item>
          <text:p text:style-name="P8"><text:span text:style-name="Teletype"><text:span text:style-name="T7">PathName </text:span></text:span><text:span text:style-name="Teletype"><text:span text:style-name="T13">is an empty character string</text:span></text:span></text:p>
        </text:list-item>
        <text:list-item>
          <text:p text:style-name="P8"><text:span text:style-name="Teletype"><text:span text:style-name="T7">FilterIndex </text:span></text:span><text:span text:style-name="Teletype"><text:span text:style-name="T13">is 0</text:span></text:span></text:p>
        </text:list-item>
      </text:list>
      <text:h text:style-name="P11" text:outline-level="3">Changelog</text:h>
      <text:p text:style-name="P3"><text:tab/><text:span text:style-name="T1">1.0 – Sylvestre Koumar &lt;</text:span><text:a xlink:type="simple" xlink:href="mailto:sylvestre.koumar@scilab.org"><text:span text:style-name="T1">sylvestre.koumar@scilab.org</text:span></text:a><text:span text:style-name="T1">&gt; Initial version</text:span></text:p>
      <text:list xml:id="list1877829531391360218" text:style-name="L2">
        <text:list-item>
          <text:list>
            <text:list-item>
              <text:p text:style-name="P9"><text:span text:style-name="T1">– Vincent Couvert &lt;</text:span><text:a xlink:type="simple" xlink:href="mailto:sylvestre.koumar@scilab.org"><text:span text:style-name="T1">vincent.couvert@scilab.org</text:span></text:a><text:span text:style-name="T1">&gt; Add « Cancel » case</text:span></text:p>
            </text:list-item>
            <text:list-item>
              <text:p text:style-name="P9"><text:span text:style-name="T1">- Sylvestre Ledru &lt;</text:span><text:a xlink:type="simple" xlink:href="mailto:sylvestre.ledru@scilab.org"><text:span text:style-name="T1">sylvestre.ledru@scilab.org</text:span></text:a><text:span text:style-name="T1">&gt; Tag as Done</text:span></text:p>
            </text:list-item>
          </text:list>
        </text:list-item>
      </text:list>
      <text:p text:style-name="P3"/>
      <text:h text:style-name="P11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25:13</dc:date>
    <meta:editing-cycles>47</meta:editing-cycles>
    <meta:editing-duration>P1DT3H55M33S</meta:editing-duration>
    <dc:creator>Eric Gallager</dc:creator>
    <meta:document-statistic meta:table-count="0" meta:image-count="0" meta:object-count="0" meta:page-count="2" meta:paragraph-count="48" meta:word-count="308" meta:character-count="2286"/>
    <meta:user-defined meta:name="Info 1"/>
    <meta:user-defined meta:name="Info 2"/>
    <meta:user-defined meta:name="Info 3"/>
    <meta:user-defined meta:name="Info 4"/>
  </office:meta>
</office:document-meta>
</file>